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Menlo-Regular" svg:font-family="Menlo-Regular"/>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2" svg:font-family="'Helvetica Neue'" style:font-adornments="Fei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1"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text-properties fo:font-weight="bold" style:font-weight-asian="bold" style:font-weight-complex="bold"/>
    </style:style>
    <style:style style:name="P9" style:family="paragraph" style:parent-style-name="Heading_20_1" style:list-style-name="Numbering_20_1"/>
    <style:style style:name="P10" style:family="paragraph" style:parent-style-name="Heading_20_1" style:list-style-name="Numbering_20_1">
      <style:paragraph-properties fo:break-before="page"/>
    </style:style>
    <style:style style:name="P11" style:family="paragraph" style:parent-style-name="Heading_20_2" style:list-style-name="Numbering_20_1"/>
    <style:style style:name="P12" style:family="paragraph" style:parent-style-name="Heading_20_3" style:list-style-name="Numbering_20_1"/>
    <style:style style:name="P13"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style>
    <style:style style:name="P14" style:family="paragraph" style:parent-style-name="Document_20_Person">
      <style:paragraph-properties>
        <style:tab-stops>
          <style:tab-stop style:position="1.348cm"/>
        </style:tab-stops>
      </style:paragraph-properties>
    </style:style>
    <style:style style:name="P15" style:family="paragraph" style:parent-style-name="Document_20_Person">
      <style:paragraph-properties>
        <style:tab-stops>
          <style:tab-stop style:position="1.515cm"/>
        </style:tab-stops>
      </style:paragraph-properties>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7"/>
      <text:list xml:id="list1350522486642596858" text:style-name="Numbering_20_1">
        <text:list-item>
          <text:h text:style-name="P10" text:outline-level="1">Redaktionsanleitung</text:h>
          <text:list>
            <text:list-item>
              <text:h text:style-name="P11"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gen Formatierungen).</text:p>
      <text:p text:style-name="Text_20_body">Dazugehörige Bilder werden als Dateien abgelegt und in den Markdown-Inhalten referenziert.</text:p>
      <text:p text:style-name="Text_20_body">Die Markdown-Dateien liegen im Ordner „_posts“. Die Bilder sind in den Ordnern „projekte“ und „buero“ abgelegt.</text:p>
      <text:p text:style-name="Text_20_body">Andere Inhalte stehen einfach in den HTML-Templates.</text:p>
      <text:list xml:id="list255966641" text:continue-numbering="true" text:style-name="Numbering_20_1">
        <text:list-item>
          <text:list>
            <text:list-item>
              <text:h text:style-name="P11" text:outline-level="2">Erstellen oder Verändern eines Projektes</text:h>
              <text:list>
                <text:list-item>
                  <text:h text:style-name="P12" text:outline-level="3">Metadaten inkl. Titel, Fotos, Fiter und Startseite</text:h>
                </text:list-item>
              </text:list>
            </text:list-item>
          </text:list>
        </text:list-item>
      </text:list>
      <text:p text:style-name="Text_20_body">Metadaten sind Inhalte die nicht direkt der angezeigte Text sind, sondern Informationen zum Dokument enthalten. Die Metadaten werden in YAML Front Matter geschrieben: <text:a xlink:type="simple" xlink:href="http://jekyllrb.com/docs/frontmatter/">http://jekyllrb.com/docs/frontmatter/</text:a>, d.h. diese sehen so aus:</text:p>
      <text:p text:style-name="Preformatted_20_Text">---</text:p>
      <text:p text:style-name="Preformatted_20_Text">layout: post</text:p>
      <text:p text:style-name="Preformatted_20_Text">title: Projektname</text:p>
      <text:p text:style-name="Preformatted_20_Text">---</text:p>
      <text:p text:style-name="Text_20_body"/>
      <text:p text:style-name="P8">Hier ein Beispiel:</text:p>
      <text:p text:style-name="Preformatted_20_Text">---</text:p>
      <text:p text:style-name="Preformatted_20_Text">layou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text:soft-page-break/>- Schulen + Kitas</text:p>
      <text:p text:style-name="Preformatted_20_Text">- Wettbewerbe</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Text_20_body">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layou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p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ext:soft-page-break/>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889477794" text:continue-numbering="true" text:style-name="Numbering_20_1">
        <text:list-item>
          <text:list>
            <text:list-item>
              <text:list>
                <text:list-item>
                  <text:h text:style-name="P12" text:outline-level="3">Projektdetails</text:h>
                </text:list-item>
              </text:list>
            </text:list-item>
          </text:list>
        </text:list-item>
      </text:list>
      <text:p text:style-name="Text_20_body">Die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list xml:id="list1087504439" text:continue-numbering="true" text:style-name="Numbering_20_1">
        <text:list-item>
          <text:list>
            <text:list-item>
              <text:h text:style-name="P11" text:outline-level="2">Erstellen oder Verändern eines Team Fotos</text:h>
            </text:list-item>
          </text:list>
        </text:list-item>
      </text:list>
      <text:p text:style-name="Text_20_body">Ein Team-Foto besteht aufgrund der wenigen anzuzeigenen Infos nur aus einigen wenigen Metainformationen:</text:p>
      <text:p text:style-name="Preformatted_20_Text">---</text:p>
      <text:p text:style-name="Preformatted_20_Text">layou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layou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ext:soft-page-break/>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hceinen zuerst.</text:p>
          </table:table-cell>
        </table:table-row>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721674104" text:continue-numbering="true" text:style-name="Numbering_20_1">
        <text:list-item>
          <text:list>
            <text:list-item>
              <text:h text:style-name="P11"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456915120" text:continue-numbering="true" text:style-name="Numbering_20_1">
        <text:list-item>
          <text:list>
            <text:list-item>
              <text:h text:style-name="P11" text:outline-level="2">Online-stellen von Änderungen</text:h>
            </text:list-item>
          </text:list>
        </text:list-item>
      </text:list>
      <text:p text:style-name="Text_20_body">TODO Mini Git Anleitung anhand von Sourcetree</text:p>
      <text:list xml:id="list238787616" text:continue-numbering="true" text:style-name="Numbering_20_1">
        <text:list-item>
          <text:h text:style-name="P9" text:outline-level="1">Technische Dokumentation</text:h>
          <text:list>
            <text:list-item>
              <text:h text:style-name="P11"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t:<text:tab/><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2071896964" text:continue-numbering="true" text:style-name="Numbering_20_1">
        <text:list-item>
          <text:list>
            <text:list-item>
              <text:h text:style-name="P11"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daringfireball.net/projects/markdown/">http://daringfireball.net/projects/markdown/</text:a></text:p>
      <text:p text:style-name="Text_20_body">YAML: <text:tab/><text:tab/><text:tab/><text:a xlink:type="simple" xlink:href="http://jekyllrb.com/docs/frontmatter/">http://jekyllrb.com/docs/frontmatter/</text:a></text:p>
      <text:list xml:id="list1192825291" text:continue-numbering="true" text:style-name="Numbering_20_1">
        <text:list-item>
          <text:list>
            <text:list-item>
              <text:h text:style-name="P11" text:outline-level="2">Bildskalierung per Cloundinary</text:h>
            </text:list-item>
          </text:list>
        </text:list-item>
      </text:list>
      <text:p text:style-name="Text_20_body">Für die optimale Skalierung der Bilder für den jeweil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322708540" text:continue-numbering="true" text:style-name="Numbering_20_1">
        <text:list-item>
          <text:list>
            <text:list-item>
              <text:h text:style-name="P11" text:outline-level="2">Webtracking per Google Analytics</text:h>
            </text:list-item>
          </text:list>
        </text:list-item>
      </text:list>
      <text:p text:style-name="Text_20_body">Tracking-ID:<text:tab/>UA-416191-16</text:p>
      <text:list xml:id="list279605484" text:continue-numbering="true" text:style-name="Numbering_20_1">
        <text:list-item>
          <text:list>
            <text:list-item>
              <text:h text:style-name="P11" text:outline-level="2"><text:soft-page-break/>Webfonts per fonts.com</text:h>
            </text:list-item>
          </text:list>
        </text:list-item>
      </text:list>
      <text:p text:style-name="Text_20_body">Account: <text:tab/><text:tab/>von NAK</text:p>
      <text:p text:style-name="Text_20_body">Integration:<text:tab/><text:tab/></text:p>
      <text:p text:style-name="P13"><text:span text:style-name="T1">&lt;link type="text/css" rel="stylesheet" href="http://fast.fonts.net/cssapi/78b7c7e4-d03d-4af2-8e78-1a950f9eb329.css"/&gt;</text:span></text:p>
      <text:list xml:id="list903037400" text:continue-numbering="true" text:style-name="Numbering_20_1">
        <text:list-item>
          <text:h text:style-name="P9" text:outline-level="1">Lokale Kopie aufsetzen</text:h>
          <text:list>
            <text:list-item>
              <text:h text:style-name="P11"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1350535899" text:continue-numbering="true" text:style-name="Numbering_20_1">
        <text:list-item>
          <text:list>
            <text:list-item>
              <text:h text:style-name="P11"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1970076798" text:continue-numbering="true" text:style-name="Numbering_20_1">
        <text:list-item>
          <text:list>
            <text:list-item>
              <text:h text:style-name="P11"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1445761988" text:continue-numbering="true" text:style-name="Numbering_20_1">
        <text:list-item>
          <text:list>
            <text:list-item>
              <text:h text:style-name="P11" text:outline-level="2">Weitere Infos</text:h>
            </text:list-item>
          </text:list>
        </text:list-item>
      </text:list>
      <text:p text:style-name="Text_20_body"><text:a xlink:type="simple" xlink:href="https://jekyllrb.com/docs/usage/">https://jekyllrb.com/docs/usage/</text:a></text:p>
      <text:p text:style-name="Text_20_body"/>
      <text:list xml:id="list412153959" text:continue-numbering="true" text:style-name="Numbering_20_1">
        <text:list-item>
          <text:h text:style-name="P9"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fach Tool mit grafischer Oberfläche sind bspw.</text:p>
      <text:p text:style-name="Text_20_body"><text:a xlink:type="simple" xlink:href="https://www.sourcetreeapp.com/">https://www.sourcetreeapp.com/</text:a></text:p>
      <text:p text:style-name="Text_20_body"><text:a xlink:type="simple" xlink:href="http://www.gittiapp.com/">http://www.gitti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Menlo-Regular" svg:font-family="Menlo-Regular"/>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2" svg:font-family="'Helvetica Neue'" style:font-adornments="Fei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1"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text-indent="0.499cm" style:auto-text-indent="false"/>
    </style:style>
    <style:style style:name="Text_20_body_20_indent" style:display-name="Text body indent" style:family="paragraph" style:parent-style-name="Standard" style:class="text">
      <style:paragraph-properties fo:margin="100%"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2"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1" fo:font-size="11pt" fo:font-style="italic"/>
    </style:style>
    <style:style style:name="Textkörper_20_Ebene_20_2" style:display-name="Textkörper Ebene 2" style:family="paragraph" style:parent-style-name="Text_20_body">
      <style:paragraph-properties fo:margin="100%" fo:margin-left="1.7cm" fo:margin-right="0cm" fo:text-indent="0cm" style:auto-text-indent="false"/>
    </style:style>
    <style:style style:name="Textkörper_20_Ebene_20_1" style:display-name="Textkörper Ebene 1" style:family="paragraph" style:parent-style-name="Text_20_body">
      <style:paragraph-properties fo:margin="100%" fo:margin-left="1.7cm" fo:margin-right="0cm" fo:text-indent="0cm" style:auto-text-indent="false"/>
    </style:style>
    <style:style style:name="Textkörper_20_Ebene_20_3" style:display-name="Textkörper Ebene 3" style:family="paragraph" style:parent-style-name="Text_20_body">
      <style:paragraph-properties fo:margin="100%" fo:margin-left="1.7cm" fo:margin-right="0cm" fo:text-indent="0cm" style:auto-text-indent="false"/>
    </style:style>
    <style:style style:name="Textkörper_20_Ebene_20_4" style:display-name="Textkörper Ebene 4" style:family="paragraph" style:parent-style-name="Text_20_body">
      <style:paragraph-properties fo:margin="100%" fo:margin-left="1.7cm" fo:margin-right="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7"><draw:image xlink:href="Pictures/100002010000013F000000C8EADDE5B4.png" xlink:type="simple" xlink:show="embed" xlink:actuate="onLoad"/></draw:frame><draw:frame draw:style-name="Mfr2" draw:name="graphics5" text:anchor-type="paragraph" svg:x="0cm" svg:y="2.6cm" svg:width="21.001cm" svg:height="0.81cm" draw:z-index="15"><draw:image xlink:href="Pictures/10000000000009B0000000604A8A78CA.png" xlink:type="simple" xlink:show="embed" xlink:actuate="onLoad"/></draw:frame><draw:frame draw:style-name="Mfr3" draw:name="Frame2" text:anchor-type="paragraph" svg:x="17.45cm" svg:y="3.701cm" svg:width="2.949cm" svg:height="0.499cm" draw:z-index="23"><draw:text-box><text:p text:style-name="MP1">Seite <text:s/><text:page-number text:select-page="current">8</text:page-number> <text:s/>von <text:s/><text:page-count>9</text:page-count></text:p></draw:text-box></draw:frame><text:title>Numrich Albrecht Klumpp</text:title>: <text:s text:c="2"/><text:chapter text:display="number" text:outline-level="1">3</text:chapter> <text:s/><text:chapter text:display="name" text:outline-level="1">Lokale Kopie aufsetzen</text:chapter></text:p>
      </style:header>
      <style:footer>
        <text:p text:style-name="MP2"><draw:frame draw:style-name="Mfr4" draw:name="graphics6" text:anchor-type="paragraph" svg:x="0cm" svg:y="29.3cm" svg:width="21.001cm" svg:height="0.4cm" draw:z-index="29"><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2"><draw:image xlink:href="Pictures/10000000000009B0000000604A8A78CA.png" xlink:type="simple" xlink:show="embed" xlink:actuate="onLoad"/></draw:frame><draw:frame draw:style-name="Mfr5" draw:name="graphics3" text:anchor-type="paragraph" svg:x="2.75cm" svg:y="0.6cm" svg:width="2.701cm" svg:height="1.69cm" draw:z-index="33"><draw:image xlink:href="Pictures/100002010000013F000000C8EADDE5B4.png" xlink:type="simple" xlink:show="embed" xlink:actuate="onLoad"/></draw:frame>(Stand: <text:modification-date style:data-style-name="N36">30.09.2015</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4"><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14</meta:editing-cycles>
    <meta:editing-duration>P1DT7H49M32S</meta:editing-duration>
    <meta:initial-creator>Jan-Henrik Hempel</meta:initial-creator>
    <dc:date>2015-09-30T21:23:41</dc:date>
    <dc:creator>Jan-Henrik Hempel</dc:creator>
    <meta:document-statistic meta:table-count="2" meta:image-count="6" meta:object-count="0" meta:page-count="9" meta:paragraph-count="179" meta:word-count="1091" meta:character-count="8276"/>
    <meta:user-defined meta:name="Info 1"/>
    <meta:user-defined meta:name="Info 2"/>
    <meta:user-defined meta:name="Info 3"/>
    <meta:user-defined meta:name="Info 4"/>
  </office:meta>
</office:document-meta>
</file>